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Gute Farben</text:p>
          </table:table-cell>
          <table:table-cell table:number-columns-repeated="4"/>
        </table:table-row>
        <table:table-row table:style-name="ro2">
          <table:table-cell office:value-type="string">
            <text:p>gelb</text:p>
          </table:table-cell>
          <table:table-cell office:value-type="string">
            <text:p>dunkelblau</text:p>
          </table:table-cell>
          <table:table-cell office:value-type="string">
            <text:p>lila </text:p>
          </table:table-cell>
          <table:table-cell office:value-type="string">
            <text:p>magenta</text:p>
          </table:table-cell>
          <table:table-cell/>
        </table:table-row>
        <table:table-row table:style-name="ro1">
          <table:table-cell office:value-type="string">
            <text:p>dunkelgelb</text:p>
          </table:table-cell>
          <table:table-cell office:value-type="string">
            <text:p>blau</text:p>
          </table:table-cell>
          <table:table-cell office:value-type="string">
            <text:p>dunkelblau</text:p>
          </table:table-cell>
          <table:table-cell office:value-type="string">
            <text:p>lila</text:p>
          </table:table-cell>
          <table:table-cell/>
        </table:table-row>
        <table:table-row table:style-name="ro2">
          <table:table-cell office:value-type="string">
            <text:p>hellorange</text:p>
          </table:table-cell>
          <table:table-cell office:value-type="string">
            <text:p>cyan</text:p>
          </table:table-cell>
          <table:table-cell office:value-type="string">
            <text:p>blau</text:p>
          </table:table-cell>
          <table:table-cell office:value-type="string">
            <text:p>dunkelblau</text:p>
          </table:table-cell>
          <table:table-cell/>
        </table:table-row>
        <table:table-row table:style-name="ro2">
          <table:table-cell office:value-type="string">
            <text:p>orange</text:p>
          </table:table-cell>
          <table:table-cell office:value-type="string">
            <text:p>grün</text:p>
          </table:table-cell>
          <table:table-cell office:value-type="string">
            <text:p>cyan</text:p>
          </table:table-cell>
          <table:table-cell office:value-type="string">
            <text:p>blau</text:p>
          </table:table-cell>
          <table:table-cell/>
        </table:table-row>
        <table:table-row table:style-name="ro2">
          <table:table-cell office:value-type="string">
            <text:p>rot</text:p>
          </table:table-cell>
          <table:table-cell office:value-type="string">
            <text:p>hellgrün</text:p>
          </table:table-cell>
          <table:table-cell office:value-type="string">
            <text:p>grün</text:p>
          </table:table-cell>
          <table:table-cell office:value-type="string">
            <text:p>cyan</text:p>
          </table:table-cell>
          <table:table-cell/>
        </table:table-row>
        <table:table-row table:style-name="ro2">
          <table:table-cell office:value-type="string">
            <text:p>magenta</text:p>
          </table:table-cell>
          <table:table-cell office:value-type="string">
            <text:p>hellgrün</text:p>
          </table:table-cell>
          <table:table-cell office:value-type="string">
            <text:p>gelb</text:p>
          </table:table-cell>
          <table:table-cell office:value-type="string">
            <text:p>grün</text:p>
          </table:table-cell>
          <table:table-cell/>
        </table:table-row>
        <table:table-row table:style-name="ro1">
          <table:table-cell office:value-type="string">
            <text:p>violett</text:p>
          </table:table-cell>
          <table:table-cell office:value-type="string">
            <text:p>gelb</text:p>
          </table:table-cell>
          <table:table-cell office:value-type="string">
            <text:p>hellgrün</text:p>
          </table:table-cell>
          <table:table-cell office:value-type="string">
            <text:p>dunkelgelb</text:p>
          </table:table-cell>
          <table:table-cell/>
        </table:table-row>
        <table:table-row table:style-name="ro1">
          <table:table-cell office:value-type="string">
            <text:p>dunkelblau</text:p>
          </table:table-cell>
          <table:table-cell office:value-type="string">
            <text:p>gelb</text:p>
          </table:table-cell>
          <table:table-cell office:value-type="string">
            <text:p>dunkelgelb</text:p>
          </table:table-cell>
          <table:table-cell office:value-type="string">
            <text:p>hellorange</text:p>
          </table:table-cell>
          <table:table-cell/>
        </table:table-row>
        <table:table-row table:style-name="ro1">
          <table:table-cell office:value-type="string">
            <text:p>blau</text:p>
          </table:table-cell>
          <table:table-cell office:value-type="string">
            <text:p>gelb</text:p>
          </table:table-cell>
          <table:table-cell office:value-type="string">
            <text:p>hellorange</text:p>
          </table:table-cell>
          <table:table-cell office:value-type="string">
            <text:p>orange</text:p>
          </table:table-cell>
          <table:table-cell/>
        </table:table-row>
        <table:table-row table:style-name="ro2">
          <table:table-cell office:value-type="string">
            <text:p>cyan</text:p>
          </table:table-cell>
          <table:table-cell office:value-type="string">
            <text:p>hellorange</text:p>
          </table:table-cell>
          <table:table-cell office:value-type="string">
            <text:p>orange</text:p>
          </table:table-cell>
          <table:table-cell office:value-type="string">
            <text:p>rot</text:p>
          </table:table-cell>
          <table:table-cell/>
        </table:table-row>
        <table:table-row table:style-name="ro2">
          <table:table-cell office:value-type="string">
            <text:p>grün</text:p>
          </table:table-cell>
          <table:table-cell office:value-type="string">
            <text:p>orange</text:p>
          </table:table-cell>
          <table:table-cell office:value-type="string">
            <text:p>rot</text:p>
          </table:table-cell>
          <table:table-cell office:value-type="string">
            <text:p>magenta</text:p>
          </table:table-cell>
          <table:table-cell/>
        </table:table-row>
        <table:table-row table:style-name="ro2">
          <table:table-cell office:value-type="string">
            <text:p>hellgrün</text:p>
          </table:table-cell>
          <table:table-cell office:value-type="string">
            <text:p>rot </text:p>
          </table:table-cell>
          <table:table-cell office:value-type="string">
            <text:p>magenta</text:p>
          </table:table-cell>
          <table:table-cell office:value-type="string">
            <text:p>violett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chlechte Farben</text:p>
          </table:table-cell>
          <table:table-cell table:number-columns-repeated="4"/>
        </table:table-row>
        <table:table-row table:style-name="ro1">
          <table:table-cell office:value-type="string">
            <text:p>gelb</text:p>
          </table:table-cell>
          <table:table-cell office:value-type="string">
            <text:p>hellgrün</text:p>
          </table:table-cell>
          <table:table-cell office:value-type="string">
            <text:p>dunkelgrün</text:p>
          </table:table-cell>
          <table:table-cell office:value-type="string">
            <text:p>gelb</text:p>
          </table:table-cell>
          <table:table-cell office:value-type="string">
            <text:p>dunkelgelb</text:p>
          </table:table-cell>
        </table:table-row>
        <table:table-row table:style-name="ro1">
          <table:table-cell office:value-type="string">
            <text:p>dunkelgelb</text:p>
          </table:table-cell>
          <table:table-cell office:value-type="string">
            <text:p>gelb</text:p>
          </table:table-cell>
          <table:table-cell office:value-type="string">
            <text:p>hellgrün</text:p>
          </table:table-cell>
          <table:table-cell office:value-type="string">
            <text:p>hellorange</text:p>
          </table:table-cell>
          <table:table-cell office:value-type="string">
            <text:p>orange</text:p>
          </table:table-cell>
        </table:table-row>
        <table:table-row table:style-name="ro2">
          <table:table-cell office:value-type="string">
            <text:p>orange</text:p>
          </table:table-cell>
          <table:table-cell office:value-type="string">
            <text:p>hellorange</text:p>
          </table:table-cell>
          <table:table-cell office:value-type="string">
            <text:p>dunkelgelb</text:p>
          </table:table-cell>
          <table:table-cell office:value-type="string">
            <text:p>rot</text:p>
          </table:table-cell>
          <table:table-cell office:value-type="string">
            <text:p>magenta</text:p>
          </table:table-cell>
        </table:table-row>
        <table:table-row table:style-name="ro3">
          <table:table-cell office:value-type="string">
            <text:p>rot</text:p>
          </table:table-cell>
          <table:table-cell office:value-type="string">
            <text:p>orange</text:p>
          </table:table-cell>
          <table:table-cell office:value-type="string">
            <text:p>hellorange</text:p>
          </table:table-cell>
          <table:table-cell office:value-type="string">
            <text:p>magenta</text:p>
          </table:table-cell>
          <table:table-cell office:value-type="string">
            <text:p>violett</text:p>
          </table:table-cell>
        </table:table-row>
        <table:table-row table:style-name="ro2">
          <table:table-cell office:value-type="string">
            <text:p>dunkelblau</text:p>
          </table:table-cell>
          <table:table-cell office:value-type="string">
            <text:p>violett</text:p>
          </table:table-cell>
          <table:table-cell office:value-type="string">
            <text:p>magenta</text:p>
          </table:table-cell>
          <table:table-cell office:value-type="string">
            <text:p>blau</text:p>
          </table:table-cell>
          <table:table-cell office:value-type="string">
            <text:p>cyan</text:p>
          </table:table-cell>
        </table:table-row>
        <table:table-row table:style-name="ro2">
          <table:table-cell office:value-type="string">
            <text:p>blau</text:p>
          </table:table-cell>
          <table:table-cell office:value-type="string">
            <text:p>dunkelblau</text:p>
          </table:table-cell>
          <table:table-cell office:value-type="string">
            <text:p>violett</text:p>
          </table:table-cell>
          <table:table-cell office:value-type="string">
            <text:p>cyan</text:p>
          </table:table-cell>
          <table:table-cell office:value-type="string">
            <text:p>grün</text:p>
          </table:table-cell>
        </table:table-row>
        <table:table-row table:style-name="ro2">
          <table:table-cell office:value-type="string">
            <text:p>cyan</text:p>
          </table:table-cell>
          <table:table-cell office:value-type="string">
            <text:p>blau</text:p>
          </table:table-cell>
          <table:table-cell office:value-type="string">
            <text:p>dunkelblau</text:p>
          </table:table-cell>
          <table:table-cell office:value-type="string">
            <text:p>grün</text:p>
          </table:table-cell>
          <table:table-cell office:value-type="string">
            <text:p>hellgrün</text:p>
          </table:table-cell>
        </table:table-row>
        <table:table-row table:style-name="ro2">
          <table:table-cell office:value-type="string">
            <text:p>grün</text:p>
          </table:table-cell>
          <table:table-cell office:value-type="string">
            <text:p>cyan</text:p>
          </table:table-cell>
          <table:table-cell office:value-type="string">
            <text:p>blau</text:p>
          </table:table-cell>
          <table:table-cell office:value-type="string">
            <text:p>hellgrün</text:p>
          </table:table-cell>
          <table:table-cell office:value-type="string">
            <text:p>gelb</text:p>
          </table:table-cell>
        </table:table-row>
        <table:table-row table:style-name="ro2">
          <table:table-cell office:value-type="string">
            <text:p>hellgrün</text:p>
          </table:table-cell>
          <table:table-cell office:value-type="string">
            <text:p>grün</text:p>
          </table:table-cell>
          <table:table-cell office:value-type="string">
            <text:p>cyan</text:p>
          </table:table-cell>
          <table:table-cell office:value-type="string">
            <text:p>gelb</text:p>
          </table:table-cell>
          <table:table-cell office:value-type="string">
            <text:p>dunkelgelb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Mittlere Farben</text:p>
          </table:table-cell>
          <table:table-cell table:number-columns-repeated="4"/>
        </table:table-row>
        <table:table-row table:style-name="ro2">
          <table:table-cell office:value-type="string">
            <text:p>gelb</text:p>
          </table:table-cell>
          <table:table-cell office:value-type="string">
            <text:p>cyan</text:p>
          </table:table-cell>
          <table:table-cell office:value-type="string">
            <text:p>blau</text:p>
          </table:table-cell>
          <table:table-cell office:value-type="string">
            <text:p>hellorange</text:p>
          </table:table-cell>
          <table:table-cell office:value-type="string">
            <text:p>rot</text:p>
          </table:table-cell>
        </table:table-row>
        <table:table-row table:style-name="ro2">
          <table:table-cell office:value-type="string">
            <text:p>dunkelgelb</text:p>
          </table:table-cell>
          <table:table-cell office:value-type="string">
            <text:p>grün</text:p>
          </table:table-cell>
          <table:table-cell office:value-type="string">
            <text:p>cyan</text:p>
          </table:table-cell>
          <table:table-cell office:value-type="string">
            <text:p>rot</text:p>
          </table:table-cell>
          <table:table-cell office:value-type="string">
            <text:p>magenta</text:p>
          </table:table-cell>
        </table:table-row>
        <table:table-row table:style-name="ro2">
          <table:table-cell office:value-type="string">
            <text:p>hellorange</text:p>
          </table:table-cell>
          <table:table-cell office:value-type="string">
            <text:p>magenta</text:p>
          </table:table-cell>
          <table:table-cell office:value-type="string">
            <text:p>violett</text:p>
          </table:table-cell>
          <table:table-cell office:value-type="string">
            <text:p>hellgrün</text:p>
          </table:table-cell>
          <table:table-cell office:value-type="string">
            <text:p>grün</text:p>
          </table:table-cell>
        </table:table-row>
        <table:table-row table:style-name="ro1">
          <table:table-cell office:value-type="string">
            <text:p>orange</text:p>
          </table:table-cell>
          <table:table-cell office:value-type="string">
            <text:p>gelb</text:p>
          </table:table-cell>
          <table:table-cell office:value-type="string">
            <text:p>hellgrün</text:p>
          </table:table-cell>
          <table:table-cell office:value-type="string">
            <text:p>violett</text:p>
          </table:table-cell>
          <table:table-cell office:value-type="string">
            <text:p>dunkelblau</text:p>
          </table:table-cell>
        </table:table-row>
        <table:table-row table:style-name="ro1">
          <table:table-cell office:value-type="string">
            <text:p>rot</text:p>
          </table:table-cell>
          <table:table-cell office:value-type="string">
            <text:p>dunkelgelb</text:p>
          </table:table-cell>
          <table:table-cell office:value-type="string">
            <text:p>gelb</text:p>
          </table:table-cell>
          <table:table-cell office:value-type="string">
            <text:p>dunkelblau</text:p>
          </table:table-cell>
          <table:table-cell office:value-type="string">
            <text:p>blau</text:p>
          </table:table-cell>
        </table:table-row>
        <table:table-row table:style-name="ro2">
          <table:table-cell office:value-type="string">
            <text:p>magenta</text:p>
          </table:table-cell>
          <table:table-cell office:value-type="string">
            <text:p>orange</text:p>
          </table:table-cell>
          <table:table-cell office:value-type="string">
            <text:p>dunkelgelb</text:p>
          </table:table-cell>
          <table:table-cell office:value-type="string">
            <text:p>blau</text:p>
          </table:table-cell>
          <table:table-cell office:value-type="string">
            <text:p>cyan</text:p>
          </table:table-cell>
        </table:table-row>
        <table:table-row table:style-name="ro2">
          <table:table-cell office:value-type="string">
            <text:p>violett</text:p>
          </table:table-cell>
          <table:table-cell office:value-type="string">
            <text:p>dunkelorange</text:p>
          </table:table-cell>
          <table:table-cell office:value-type="string">
            <text:p>orange</text:p>
          </table:table-cell>
          <table:table-cell office:value-type="string">
            <text:p>cyan</text:p>
          </table:table-cell>
          <table:table-cell office:value-type="string">
            <text:p>grün</text:p>
          </table:table-cell>
        </table:table-row>
        <table:table-row table:style-name="ro1">
          <table:table-cell office:value-type="string">
            <text:p>dunkelblau</text:p>
          </table:table-cell>
          <table:table-cell office:value-type="string">
            <text:p>rot </text:p>
          </table:table-cell>
          <table:table-cell office:value-type="string">
            <text:p>dunkelorange</text:p>
          </table:table-cell>
          <table:table-cell office:value-type="string">
            <text:p>grün</text:p>
          </table:table-cell>
          <table:table-cell office:value-type="string">
            <text:p>hellgrün</text:p>
          </table:table-cell>
        </table:table-row>
        <table:table-row table:style-name="ro2">
          <table:table-cell office:value-type="string">
            <text:p>blau</text:p>
          </table:table-cell>
          <table:table-cell office:value-type="string">
            <text:p>magenta</text:p>
          </table:table-cell>
          <table:table-cell office:value-type="string">
            <text:p>rot</text:p>
          </table:table-cell>
          <table:table-cell office:value-type="string">
            <text:p>hellgrün</text:p>
          </table:table-cell>
          <table:table-cell office:value-type="string">
            <text:p>gelb</text:p>
          </table:table-cell>
        </table:table-row>
        <table:table-row table:style-name="ro2">
          <table:table-cell office:value-type="string">
            <text:p>cyan</text:p>
          </table:table-cell>
          <table:table-cell office:value-type="string">
            <text:p>violett</text:p>
          </table:table-cell>
          <table:table-cell office:value-type="string">
            <text:p>magenta</text:p>
          </table:table-cell>
          <table:table-cell office:value-type="string">
            <text:p>gelb</text:p>
          </table:table-cell>
          <table:table-cell office:value-type="string">
            <text:p>dunkelgelb</text:p>
          </table:table-cell>
        </table:table-row>
        <table:table-row table:style-name="ro1">
          <table:table-cell office:value-type="string">
            <text:p>grün</text:p>
          </table:table-cell>
          <table:table-cell office:value-type="string">
            <text:p>dunkelblau</text:p>
          </table:table-cell>
          <table:table-cell office:value-type="string">
            <text:p>violett</text:p>
          </table:table-cell>
          <table:table-cell office:value-type="string">
            <text:p>dunkelgelb</text:p>
          </table:table-cell>
          <table:table-cell office:value-type="string">
            <text:p>hellorange</text:p>
          </table:table-cell>
        </table:table-row>
        <table:table-row table:style-name="ro1">
          <table:table-cell office:value-type="string">
            <text:p>hellgrün</text:p>
          </table:table-cell>
          <table:table-cell office:value-type="string">
            <text:p>blau</text:p>
          </table:table-cell>
          <table:table-cell office:value-type="string">
            <text:p>dunkelblau</text:p>
          </table:table-cell>
          <table:table-cell office:value-type="string">
            <text:p>hellorange</text:p>
          </table:table-cell>
          <table:table-cell office:value-type="string">
            <text:p>orange</text:p>
          </table:table-cell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4">24.02.2020</text:date>, <text:time>16:51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nja Polz</meta:initial-creator>
    <meta:creation-date>2020-02-22T19:04:40</meta:creation-date>
    <dc:date>2020-02-24T16:51:40</dc:date>
    <dc:creator>Tanja Polz</dc:creator>
    <meta:editing-duration>P1DT21H47M1S</meta:editing-duration>
    <meta:editing-cycles>3</meta:editing-cycles>
    <meta:generator>OpenOffice/4.1.5$Unix OpenOffice.org_project/415m1$Build-9789</meta:generator>
    <meta:document-statistic meta:table-count="3" meta:cell-count="156" meta:object-count="0"/>
  </office:meta>
</office:document-meta>
</file>